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3edbb9609eaf0ad815449e43392572a"/>
  <manifest:file-entry manifest:media-type="image/svg" manifest:full-path="Pictures/0b0af7913e66812019646ac556f0929f"/>
  <manifest:file-entry manifest:media-type="image/svg" manifest:full-path="Pictures/49d9834ccb2fc820c44f06b9c841bf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dv_tim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Advanced timer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module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80" table:style-name="Table80">
        <table:table-column table:style-name="Table80.A"/>
        <table:table-column table:style-name="Table80.B"/>
        <table:table-column table:style-name="Table80.C"/>
        <table:table-header-rows>
          <table:table-row>
            <table:table-cell table:style-name="Table80.A1" office:value-type="string">
              <text:p text:style-name="Table_20_Heading">Name</text:p>
            </table:table-cell>
            <table:table-cell table:style-name="Table80.A1" office:value-type="string">
              <text:p text:style-name="Table_20_Heading">Range</text:p>
            </table:table-cell>
            <table:table-cell table:style-name="Table8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0.A3" office:value-type="string">
            <text:p text:style-name="Table_20_Contents">num_bits</text:p>
          </table:table-cell>
          <table:table-cell table:style-name="Table80.A3" office:value-type="string">
            <text:p text:style-name="Table_20_Contents">16:64</text:p>
          </table:table-cell>
          <table:table-cell table:style-name="Table80.A2" office:value-type="string">
            <text:p text:style-name="Table_20_Contents"/>
          </table:table-cell>
        </table:table-row>
        <table:table-row>
          <table:table-cell table:style-name="Table80.A3" office:value-type="string">
            <text:p text:style-name="Table_20_Contents">n_extsig</text:p>
          </table:table-cell>
          <table:table-cell table:style-name="Table80.A3" office:value-type="string">
            <text:p text:style-name="Table_20_Contents">32:64</text:p>
          </table:table-cell>
          <table:table-cell table:style-name="Table80.A2" office:value-type="string">
            <text:p text:style-name="Table_20_Contents"/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  <table:table-row>
          <table:table-cell table:style-name="Table82.A3" office:value-type="string">
            <text:p text:style-name="Table_20_Contents">ls_clk_i</text:p>
          </table:table-cell>
          <table:table-cell table:style-name="Table82.A3" office:value-type="string">
            <text:p text:style-name="Table_20_Contents">5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n_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ls_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cfg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top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rs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updat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arm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clk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mod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presc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awtooth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end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ignal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_extsig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pwm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4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tatus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33edbb9609eaf0ad815449e43392572a"/></draw:frame></text:p>
      <text:h text:style-name="Heading_20_1" text:outline-level="1">Configuration</text:h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>
            <table:table-cell table:style-name="Table89.A1" office:value-type="string">
              <text:p text:style-name="Table_20_Heading">Name</text:p>
            </table:table-cell>
            <table:table-cell table:style-name="Table89.A1" office:value-type="string">
              <text:p text:style-name="Table_20_Heading">Type</text:p>
            </table:table-cell>
            <table:table-cell table:style-name="Table8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9.A3" office:value-type="string">
            <text:p text:style-name="Table_20_Contents">num_bits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  <table:table-row>
          <table:table-cell table:style-name="Table89.A3" office:value-type="string">
            <text:p text:style-name="Table_20_Contents">n_extsig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0b0af7913e66812019646ac556f0929f"/></draw:frame></text:p>
      <text:p text:style-name="P1"><draw:frame draw:style-name="fr1" text:anchor-type="as-char" draw:z-index="2" svg:width="9.999cm" svg:height="6.001cm"><draw:image xlink:href="Pictures/49d9834ccb2fc820c44f06b9c841bf24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34.52693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34.52693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